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language="en" fo:country="GB"/>
    </style:style>
    <style:style style:name="P2" style:parent-style-name="Normal" style:family="paragraph">
      <style:text-properties fo:language="en" fo:country="GB"/>
    </style:style>
    <style:style style:name="P3" style:parent-style-name="Normal" style:family="paragraph">
      <style:text-properties fo:language="en" fo:country="GB"/>
    </style:style>
    <style:style style:name="P4" style:parent-style-name="Normal" style:family="paragraph">
      <style:text-properties fo:language="en" fo:country="GB"/>
    </style:style>
  </office:automatic-styles>
  <office:body>
    <office:text text:use-soft-page-breaks="true">
      <text:p text:style-name="P1">Introduction Transmission Impossible</text:p>
      <text:p text:style-name="P2">You are a CIA agent hunting down terrorists around the globe.</text:p>
      <text:p text:style-name="P3">Your current mission takes you to a small airport. You’ve received intel a man will<text:s/>hijack a plane, but this man must maintain digital contact before he boards the plane. Your mission will be to snuff out the terrorist and report him to the local authorities before he can board the plane.</text:p>
      <text:p text:style-name="P4">You’ve hacked into the security cameras and have begun observing the travellers. With a special device you can tap into the transmissions send from a certain device, eavesdropping suspicious travellers until you find the terrorist.</text:p>
      <text:p text:style-name="Normal"/>
      <text:p text:style-name="Normal"/>
      <text:p text:style-name="Normal">You are a CIA agent hunting down terrorists around the globe.</text:p>
      <text:p text:style-name="Normal">Mainly your task is to identify a suspect and tip the local authorities.</text:p>
      <text:p text:style-name="Normal">You snuff out a suspect by tapping into transmissions made and determining who is the suspec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tamar Efrat</meta:initial-creator>
    <dc:creator>Itamar Efrat</dc:creator>
    <meta:creation-date>2018-01-27T02:29:00Z</meta:creation-date>
    <dc:date>2018-01-27T11:06:00Z</dc:date>
    <meta:template xlink:href="Normal.dotm" xlink:type="simple"/>
    <meta:editing-cycles>2</meta:editing-cycles>
    <meta:editing-duration>PT660S</meta:editing-duration>
    <meta:document-statistic meta:page-count="1" meta:paragraph-count="1" meta:word-count="127" meta:character-count="852" meta:row-count="6" meta:non-whitespace-character-count="726"/>
  </office:meta>
</office:document-meta>
</file>